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1" style:family="table">
      <style:table-properties style:width="17.013cm" fo:margin-left="0cm" table:align="left"/>
    </style:style>
    <style:style style:name="Tabella1.A" style:family="table-column">
      <style:table-column-properties style:column-width="2.99cm"/>
    </style:style>
    <style:style style:name="Tabella1.B" style:family="table-column">
      <style:table-column-properties style:column-width="14.023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language="zxx" fo:country="none" fo:font-weight="bold" officeooo:rsid="0018337c" officeooo:paragraph-rsid="0018337c" style:font-size-asian="14pt" style:language-asian="zxx" style:country-asian="none" style:font-weight-asian="bold" style:font-size-complex="14pt" style:language-complex="zxx" style:country-complex="none" style:font-weight-complex="bold"/>
    </style:style>
    <style:style style:name="P2" style:family="paragraph" style:parent-style-name="Standard">
      <style:text-properties fo:font-size="12pt" fo:language="zxx" fo:country="none" fo:font-weight="normal" officeooo:rsid="0018337c" officeooo:paragraph-rsid="0018337c" style:font-size-asian="10.5pt" style:language-asian="zxx" style:country-asian="none" style:font-weight-asian="normal" style:font-size-complex="12pt" style:language-complex="zxx" style:country-complex="none" style:font-weight-complex="normal"/>
    </style:style>
    <style:style style:name="P3" style:family="paragraph" style:parent-style-name="Standard">
      <style:text-properties officeooo:paragraph-rsid="0018337c"/>
    </style:style>
    <style:style style:name="P4" style:family="paragraph" style:parent-style-name="Standard">
      <style:paragraph-properties fo:break-before="page"/>
      <style:text-properties fo:font-size="12pt" fo:font-weight="normal" officeooo:rsid="0018337c" officeooo:paragraph-rsid="0018337c" style:font-size-asian="10.5pt" style:font-weight-asian="normal" style:font-size-complex="12pt" style:font-weight-complex="normal"/>
    </style:style>
    <style:style style:name="P5" style:family="paragraph" style:parent-style-name="Table_20_Contents">
      <style:text-properties fo:font-size="12pt" fo:language="zxx" fo:country="none" officeooo:rsid="0018337c" officeooo:paragraph-rsid="0018337c" style:font-size-asian="10.5pt" style:language-asian="zxx" style:country-asian="none" style:font-size-complex="12pt" style:language-complex="zxx" style:country-complex="none"/>
    </style:style>
    <style:style style:name="P6" style:family="paragraph" style:parent-style-name="Table_20_Contents">
      <style:text-properties fo:font-size="12pt" fo:language="zxx" fo:country="none" officeooo:rsid="0018ebdf" officeooo:paragraph-rsid="0018ebdf" style:font-size-asian="10.5pt" style:language-asian="zxx" style:country-asian="none" style:font-size-complex="12pt" style:language-complex="zxx" style:country-complex="none"/>
    </style:style>
    <style:style style:name="P7" style:family="paragraph" style:parent-style-name="Table_20_Contents">
      <style:text-properties fo:font-size="12pt" fo:language="zxx" fo:country="none" officeooo:rsid="0018ebdf" officeooo:paragraph-rsid="001a60fb" style:font-size-asian="10.5pt" style:language-asian="zxx" style:country-asian="none" style:font-size-complex="12pt" style:language-complex="zxx" style:country-complex="none"/>
    </style:style>
    <style:style style:name="P8" style:family="paragraph" style:parent-style-name="Table_20_Contents">
      <style:text-properties fo:font-size="12pt" fo:language="zxx" fo:country="none" officeooo:rsid="001a60fb" officeooo:paragraph-rsid="001a60fb" style:font-size-asian="10.5pt" style:language-asian="zxx" style:country-asian="none" style:font-size-complex="12pt" style:language-complex="zxx" style:country-complex="none"/>
    </style:style>
    <style:style style:name="P9" style:family="paragraph" style:parent-style-name="Table_20_Contents">
      <style:text-properties fo:font-size="12pt" fo:language="zxx" fo:country="none" officeooo:rsid="001bb4c2" officeooo:paragraph-rsid="001bb4c2" style:font-size-asian="10.5pt" style:language-asian="zxx" style:country-asian="none" style:font-size-complex="12pt" style:language-complex="zxx" style:country-complex="none"/>
    </style:style>
    <style:style style:name="P10" style:family="paragraph" style:parent-style-name="Table_20_Contents">
      <style:text-properties fo:font-size="12pt" fo:language="zxx" fo:country="none" officeooo:rsid="001bb4c2" officeooo:paragraph-rsid="001d522a" style:font-size-asian="10.5pt" style:language-asian="zxx" style:country-asian="none" style:font-size-complex="12pt" style:language-complex="zxx" style:country-complex="none"/>
    </style:style>
    <style:style style:name="P11" style:family="paragraph" style:parent-style-name="Table_20_Contents">
      <style:text-properties fo:font-size="12pt" fo:language="zxx" fo:country="none" officeooo:rsid="001d522a" officeooo:paragraph-rsid="001d522a" style:font-size-asian="10.5pt" style:language-asian="zxx" style:country-asian="none" style:font-size-complex="12pt" style:language-complex="zxx" style:country-complex="none"/>
    </style:style>
    <style:style style:name="P12" style:family="paragraph" style:parent-style-name="Table_20_Contents">
      <style:text-properties fo:font-size="12pt" fo:language="zxx" fo:country="none" officeooo:rsid="001d8a90" officeooo:paragraph-rsid="001d8a90" style:font-size-asian="10.5pt" style:language-asian="zxx" style:country-asian="none" style:font-size-complex="12pt" style:language-complex="zxx" style:country-complex="none"/>
    </style:style>
    <style:style style:name="P13" style:family="paragraph" style:parent-style-name="Table_20_Contents">
      <style:text-properties fo:font-size="12pt" fo:language="zxx" fo:country="none" officeooo:rsid="001d8eeb" officeooo:paragraph-rsid="001d8eeb" style:font-size-asian="10.5pt" style:language-asian="zxx" style:country-asian="none" style:font-size-complex="12pt" style:language-complex="zxx" style:country-complex="none"/>
    </style:style>
    <style:style style:name="P14" style:family="paragraph" style:parent-style-name="Table_20_Contents">
      <style:text-properties fo:font-size="12pt" fo:language="zxx" fo:country="none" officeooo:rsid="001f52ad" officeooo:paragraph-rsid="001f52ad" style:font-size-asian="10.5pt" style:language-asian="zxx" style:country-asian="none" style:font-size-complex="12pt" style:language-complex="zxx" style:country-complex="none"/>
    </style:style>
    <style:style style:name="P15" style:family="paragraph" style:parent-style-name="Table_20_Contents">
      <style:text-properties officeooo:paragraph-rsid="0018337c"/>
    </style:style>
    <style:style style:name="P16" style:family="paragraph" style:parent-style-name="Table_20_Contents">
      <style:text-properties officeooo:paragraph-rsid="0018ebdf"/>
    </style:style>
    <style:style style:name="P17" style:family="paragraph" style:parent-style-name="Table_20_Contents">
      <style:text-properties officeooo:rsid="0018ebdf" officeooo:paragraph-rsid="0018ebdf"/>
    </style:style>
    <style:style style:name="P18" style:family="paragraph" style:parent-style-name="Table_20_Contents">
      <style:text-properties fo:font-size="12pt" fo:language="zxx" fo:country="none" officeooo:rsid="001a60fb" officeooo:paragraph-rsid="001a60fb" style:font-size-asian="10.5pt" style:language-asian="zxx" style:country-asian="none" style:font-size-complex="12pt" style:language-complex="zxx" style:country-complex="none"/>
    </style:style>
    <style:style style:name="P19" style:family="paragraph" style:parent-style-name="Table_20_Contents">
      <style:text-properties fo:font-size="12pt" fo:language="zxx" fo:country="none" officeooo:rsid="001d522a" officeooo:paragraph-rsid="001d522a" style:font-size-asian="10.5pt" style:language-asian="zxx" style:country-asian="none" style:font-size-complex="12pt" style:language-complex="zxx" style:country-complex="none"/>
    </style:style>
    <style:style style:name="P20" style:family="paragraph" style:parent-style-name="Table_20_Contents">
      <style:text-properties fo:font-size="12pt" fo:language="zxx" fo:country="none" officeooo:rsid="001d8eeb" officeooo:paragraph-rsid="001d8eeb" style:font-size-asian="10.5pt" style:language-asian="zxx" style:country-asian="none" style:font-size-complex="12pt" style:language-complex="zxx" style:country-complex="none"/>
    </style:style>
    <style:style style:name="T1" style:family="text">
      <style:text-properties fo:font-size="14pt" fo:language="zxx" fo:country="none" fo:font-weight="bold" officeooo:rsid="0018337c" style:font-size-asian="14pt" style:language-asian="zxx" style:country-asian="none" style:font-weight-asian="bold" style:font-size-complex="14pt" style:language-complex="zxx" style:country-complex="none" style:font-weight-complex="bold"/>
    </style:style>
    <style:style style:name="T2" style:family="text">
      <style:text-properties fo:font-size="14pt" fo:language="zxx" fo:country="none" fo:font-weight="bold" officeooo:rsid="0018ebdf" style:font-size-asian="14pt" style:language-asian="zxx" style:country-asian="none" style:font-weight-asian="bold" style:font-size-complex="14pt" style:language-complex="zxx" style:country-complex="none" style:font-weight-complex="bold"/>
    </style:style>
    <style:style style:name="T3" style:family="text">
      <style:text-properties officeooo:rsid="0018ebdf"/>
    </style:style>
    <style:style style:name="T4" style:family="text">
      <style:text-properties fo:font-size="12pt" fo:language="zxx" fo:country="none" style:font-size-asian="10.5pt" style:language-asian="zxx" style:country-asian="none" style:font-size-complex="12pt" style:language-complex="zxx" style:country-complex="none"/>
    </style:style>
    <style:style style:name="T5" style:family="text">
      <style:text-properties fo:font-size="12pt" fo:language="zxx" fo:country="none" officeooo:rsid="0018337c" style:font-size-asian="10.5pt" style:language-asian="zxx" style:country-asian="none" style:font-size-complex="12pt" style:language-complex="zxx" style:country-complex="none"/>
    </style:style>
    <style:style style:name="T6" style:family="text">
      <style:text-properties fo:font-size="12pt" fo:language="zxx" fo:country="none" officeooo:rsid="0018ebdf" style:font-size-asian="10.5pt" style:language-asian="zxx" style:country-asian="none" style:font-size-complex="12pt" style:language-complex="zxx" style:country-complex="none"/>
    </style:style>
    <style:style style:name="T7" style:family="text">
      <style:text-properties fo:font-size="12pt" fo:language="zxx" fo:country="none" officeooo:rsid="001a60fb" style:font-size-asian="10.5pt" style:language-asian="zxx" style:country-asian="none" style:font-size-complex="12pt" style:language-complex="zxx" style:country-complex="none"/>
    </style:style>
    <style:style style:name="T8" style:family="text">
      <style:text-properties officeooo:rsid="001a60fb"/>
    </style:style>
    <style:style style:name="T9" style:family="text">
      <style:text-properties officeooo:rsid="001bb4c2"/>
    </style:style>
    <style:style style:name="T10" style:family="text">
      <style:text-properties officeooo:rsid="001d522a"/>
    </style:style>
    <style:style style:name="T11" style:family="text">
      <style:text-properties officeooo:rsid="001d8a90"/>
    </style:style>
    <style:style style:name="T12" style:family="text">
      <style:text-properties officeooo:rsid="001d8ee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Use case: RequestTo</text:span><text:span text:style-name="T2">Expert</text:span></text:p>
      <text:p text:style-name="P1"/>
      <table:table table:name="Tabella1" table:style-name="Tabella1">
        <table:table-column table:style-name="Tabella1.A"/>
        <table:table-column table:style-name="Tabella1.B"/>
        <table:table-row table:style-name="TableLine94298643467664">
          <table:table-cell table:style-name="Tabella1.A1" office:value-type="string">
            <text:p text:style-name="P5">Name</text:p>
          </table:table-cell>
          <table:table-cell table:style-name="Tabella1.B1" office:value-type="string">
            <text:p text:style-name="P15"><text:span text:style-name="T5">RequestTo</text:span><text:span text:style-name="T6">Expert</text:span></text:p>
          </table:table-cell>
        </table:table-row>
        <table:table-row table:style-name="TableLine94298682019840">
          <table:table-cell table:style-name="Tabella1.A2" office:value-type="string">
            <text:p text:style-name="P5">Actors</text:p>
          </table:table-cell>
          <table:table-cell table:style-name="Tabella1.B2" office:value-type="string">
            <text:p text:style-name="P5">Farme<text:span text:style-name="T3">r</text:span></text:p>
            <text:p text:style-name="P6">Expert: either an Agronomist or a best performing Farmer</text:p>
          </table:table-cell>
        </table:table-row>
        <table:table-row table:style-name="TableLine94298688878080">
          <table:table-cell table:style-name="Tabella1.A2" office:value-type="string">
            <text:p text:style-name="P5">Entry condition</text:p>
          </table:table-cell>
          <table:table-cell table:style-name="Tabella1.B2" office:value-type="string">
            <text:p text:style-name="P15"><text:span text:style-name="T5">The Farmer </text:span><text:span text:style-name="T6">is logged in the DREAM system and </text:span><text:span text:style-name="T5">wants to ask a question to an Agronomist </text:span><text:span text:style-name="T6">or to another Farmer.</text:span></text:p>
            <text:p text:style-name="P17"><text:span text:style-name="T6">T</text:span><text:span text:style-name="T4">he Expert is logged in the DREAM system.</text:span></text:p>
          </table:table-cell>
        </table:table-row>
        <table:table-row table:style-name="TableLine94298632813056">
          <table:table-cell table:style-name="Tabella1.A2" office:value-type="string">
            <text:p text:style-name="P5">Event flow</text:p>
          </table:table-cell>
          <table:table-cell table:style-name="Tabella1.B2" office:value-type="string">
            <text:p text:style-name="P6">1. From the homepage, the Farmer enters the "My Requests" section.</text:p>
            <text:p text:style-name="P6">2. The Farmer clicks on the "New Request" button</text:p>
            <text:p text:style-name="P8">3. DREAM reponds showing a menu with the types of experts available</text:p>
            <text:p text:style-name="P8"><text:s text:c="4"/>Agronomist or Farmer.</text:p>
            <text:p text:style-name="P7"><text:span text:style-name="T8">4</text:span>. The Farmer selects from <text:span text:style-name="T8">the</text:span> menu the type of expert he wants to ask hi<text:span text:style-name="T8">s</text:span></text:p>
            <text:p text:style-name="P7"><text:s text:c="4"/>question <text:s/></text:p>
            <text:p text:style-name="P8">5. DREAM responds showing a list of experts available.</text:p>
            <text:p text:style-name="P16"><text:span text:style-name="T7">6</text:span><text:span text:style-name="T6">. The Farmer selects from </text:span><text:span text:style-name="T7">the</text:span><text:span text:style-name="T6"> list the expert to contact.</text:span></text:p>
            <text:p text:style-name="P6"><text:span text:style-name="T8">7</text:span>. <text:span text:style-name="T8">DREAM responds showing a form to create the request.</text:span></text:p>
            <text:p text:style-name="P8">8. The Farmer inserts the title of his request.</text:p>
            <text:p text:style-name="P16"><text:span text:style-name="T7">9</text:span><text:span text:style-name="T6">. The Farmer inserts the text of his </text:span><text:span text:style-name="T7">request</text:span><text:span text:style-name="T6">.</text:span></text:p>
            <text:p text:style-name="P16"><text:span text:style-name="T7">10</text:span><text:span text:style-name="T6">. The Farmer </text:span><text:span text:style-name="T7">clicks on the "Send Request" button.</text:span></text:p>
            <text:p text:style-name="P8">11. DREAM sends the request to the chosen expert – that is, it inserts the request</text:p>
            <text:p text:style-name="P8"><text:s text:c="6"/>in the list of the new requests issued to the expert.</text:p>
            <text:p text:style-name="P9">12. DREAM shows a confirm of having sent the request, containing the name of</text:p>
            <text:p text:style-name="P9"><text:s text:c="6"/>the expert, the title and the text of the request.</text:p>
            <text:p text:style-name="P9"/>
            <text:p text:style-name="P8">1<text:span text:style-name="T9">3</text:span>. From the homepage, the Expert enters the "My Replies" section.</text:p>
            <text:p text:style-name="P8">1<text:span text:style-name="T9">4</text:span>. <text:span text:style-name="T9">DREAM shows a list of the requests issued to the Expert, where the </text:span></text:p>
            <text:p text:style-name="P8"><text:s text:c="6"/><text:span text:style-name="T9">unanswered ones are highlighted.</text:span></text:p>
            <text:p text:style-name="P9">15. The Expert selects from the list of requests the request issued by the Farmer.</text:p>
            <text:p text:style-name="P10">16. <text:span text:style-name="T10">DREAM shows the name of the Farmer, the timestamp, title and text of the</text:span></text:p>
            <text:p text:style-name="P11"><text:s text:c="6"/>request, and a form to insert the reply.</text:p>
            <text:p text:style-name="P11">17. The Experts fills the text input of the form.</text:p>
            <text:p text:style-name="P11">18. The Experts clicks on the "Send Reply" button.</text:p>
            <text:p text:style-name="P11">19. DREAM <text:span text:style-name="T11">sends the reply to the Farmer – that is, it associates the reply to the </text:span></text:p>
            <text:p text:style-name="P11"><text:s text:c="6"/><text:span text:style-name="T11">request of the Farmer.</text:span></text:p>
            <text:p text:style-name="P12">20. DREAM shows a confirm of having sent the reply, containing the name of </text:p>
            <text:p text:style-name="P12"><text:s text:c="6"/>the Farmer, the title and the text of the request, and the text of the reply.</text:p>
            <text:p text:style-name="P12"/>
            <text:p text:style-name="P12">21. <text:span text:style-name="T3">From the homepage, the Farmer enters the "My Requests" section.</text:span></text:p>
            <text:p text:style-name="P12">22. DREAM shows <text:span text:style-name="T12">a list of the requests issued by the Farmer, where the ones </text:span></text:p>
            <text:p text:style-name="P12"><text:s text:c="6"/><text:span text:style-name="T12">which the response hasn't been read yet are highlighed.</text:span></text:p>
            <text:p text:style-name="P13">23. The Farmer selects the request which the Expert has replied to.</text:p>
            <text:p text:style-name="P13">24. DREAM shows the timestamp, title and text of the request, the name of the </text:p>
            <text:p text:style-name="P13"><text:s text:c="6"/>Expert who has replied, and the timestamp and text of the reply, and a text </text:p>
            <text:p text:style-name="P13"><text:s text:c="6"/>input to provide a feedback to the Expert.</text:p>
            <text:p text:style-name="P13">25. The Farmer writes down his feedback to the Expert.</text:p>
            <text:p text:style-name="P13">26. The Farmer clicks on the "Send" button.</text:p>
            <text:p text:style-name="P13">27. DREAM sends the feedback to the expert – that is, it associates the feedback </text:p>
            <text:p text:style-name="P13"><text:s text:c="6"/>to the request-reply thread.</text:p>
          </table:table-cell>
        </table:table-row>
        <table:table-row table:style-name="TableLine94298652469392">
          <table:table-cell table:style-name="Tabella1.A2" office:value-type="string">
            <text:p text:style-name="P5">Exit condition</text:p>
          </table:table-cell>
          <table:table-cell table:style-name="Tabella1.B2" office:value-type="string">
            <text:p text:style-name="P13">The request is present in the list in the "My Requests" section of the Farmer <text:soft-page-break/>view, shown as a closed request, and selecting it from the list the Farmer can see the name of the Expert, the timestamp, title and text of the request, the timestamp and text of the reply, and the feedback message.</text:p>
            <text:p text:style-name="P13"/>
            <text:p text:style-name="P13">The request is present in the list in the "My Replies" section of the Expert, shown as a closed request, and selecting it from the list the Expert can see the name of the Expert, the timestamp, title and text of the request, the timestamp and text of the reply, and the feedback message.</text:p>
          </table:table-cell>
        </table:table-row>
        <table:table-row table:style-name="TableLine94298685521920">
          <table:table-cell table:style-name="Tabella1.A2" office:value-type="string">
            <text:p text:style-name="P5">Exceptions</text:p>
          </table:table-cell>
          <table:table-cell table:style-name="Tabella1.B2" office:value-type="string">
            <text:p text:style-name="P14">If the Farmer or the Expert sends a request or reply with empty title or text, an error message is shown.</text:p>
            <text:p text:style-name="P14">If the device of the Farmer or Expert is not connected to the Internet when he sends the request or reply, DREAMS shows the details of the request or reply and a mesage saying that it will be sent as soon as the device will be connected to the Internet. The same happens if the receiver's device is not connected to the Internet. When to disconnected device reconnects, the message is sent.</text:p>
          </table:table-cell>
        </table:table-row>
        <table:table-row table:style-name="TableLine94298672622240">
          <table:table-cell table:style-name="Tabella1.A2" office:value-type="string">
            <text:p text:style-name="P5">Special Requirements</text:p>
          </table:table-cell>
          <table:table-cell table:style-name="Tabella1.B2" office:value-type="string">
            <text:p text:style-name="P14">The messages between the Farmer and the Expert are delivered in less than one minute.</text:p>
          </table:table-cell>
        </table:table-row>
      </table:table>
      <text:p text:style-name="P2"/>
      <text:p text:style-name="P2"/>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3T15:06:59.184756619</meta:creation-date>
    <dc:date>2021-11-10T14:11:16.496609114</dc:date>
    <meta:editing-duration>PT9M13S</meta:editing-duration>
    <meta:editing-cycles>2</meta:editing-cycles>
    <meta:generator>LibreOffice/6.4.7.2$Linux_X86_64 LibreOffice_project/40$Build-2</meta:generator>
    <meta:document-statistic meta:table-count="1" meta:image-count="0" meta:object-count="0" meta:page-count="3" meta:paragraph-count="57" meta:word-count="687" meta:character-count="3804" meta:non-whitespace-character-count="3094"/>
  </office:meta>
</office:document-meta>
</file>